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000000" style:font-name="times new roman" fo:font-size="1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>
      <style:text-properties fo:color="#cc00cc" fo:font-size="20pt" style:font-size-asian="20pt" style:font-size-complex="20pt"/>
    </style:style>
    <style:style style:name="P7" style:family="paragraph" style:parent-style-name="Standard">
      <style:text-properties style:font-name="Arial" fo:font-size="20pt" style:font-size-asian="20pt" style:font-name-complex="Arial" style:font-size-complex="20pt"/>
    </style:style>
    <style:style style:name="P8" style:family="paragraph" style:parent-style-name="Standard">
      <style:text-properties style:font-name="Arial" fo:font-size="20pt" style:font-name-asian="Arial" style:font-size-asian="20pt" style:font-size-complex="20pt"/>
    </style:style>
    <style:style style:name="P9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0" style:family="paragraph" style:parent-style-name="Standard">
      <style:text-properties style:font-name="Arial" fo:font-size="24pt" style:font-name-asian="Arial" style:font-size-asian="24pt" style:font-size-complex="24pt"/>
    </style:style>
    <style:style style:name="P11" style:family="paragraph" style:parent-style-name="Table_20_Contents">
      <style:text-properties fo:font-size="24pt" style:font-size-asian="24pt" style:font-size-complex="24pt"/>
    </style:style>
    <style:style style:name="P12" style:family="paragraph" style:parent-style-name="Table_20_Contents">
      <style:text-properties fo:font-size="20pt" style:font-size-asian="20pt" style:font-size-complex="20pt"/>
    </style:style>
    <style:style style:name="P13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14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15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17" style:family="paragraph" style:parent-style-name="Table_20_Contents">
      <style:text-properties fo:font-size="24pt" style:font-size-asian="24pt" style:font-size-complex="24pt"/>
    </style:style>
    <style:style style:name="P18" style:family="paragraph" style:parent-style-name="Table_20_Contents">
      <style:text-properties fo:font-size="20pt" style:font-size-asian="20pt" style:font-size-complex="20pt"/>
    </style:style>
    <style:style style:name="P19" style:family="paragraph" style:parent-style-name="Standard">
      <style:text-properties fo:font-size="20pt" style:font-size-asian="20pt" style:font-size-complex="20pt"/>
    </style:style>
    <style:style style:name="P20" style:family="paragraph" style:parent-style-name="Standard" style:list-style-name="L2">
      <style:text-properties fo:font-size="20pt" style:font-size-asian="20pt" style:font-size-complex="20pt"/>
    </style:style>
    <style:style style:name="P21" style:family="paragraph" style:parent-style-name="Standard" style:list-style-name="L3">
      <style:text-properties fo:font-size="20pt" style:font-size-asian="20pt" style:font-size-complex="20pt"/>
    </style:style>
    <style:style style:name="P22" style:family="paragraph" style:parent-style-name="Standard" style:list-style-name="L5">
      <style:text-properties fo:font-size="20pt" style:font-size-asian="20pt" style:font-size-complex="20pt"/>
    </style:style>
    <style:style style:name="P23" style:family="paragraph" style:parent-style-name="Standard" style:list-style-name="L6">
      <style:text-properties fo:font-size="20pt" style:font-size-asian="20pt" style:font-size-complex="20pt"/>
    </style:style>
    <style:style style:name="P24" style:family="paragraph" style:parent-style-name="Standard" style:list-style-name="L8">
      <style:text-properties fo:font-size="20pt" style:font-size-asian="20pt" style:font-size-complex="20pt"/>
    </style:style>
    <style:style style:name="P25" style:family="paragraph" style:parent-style-name="Standard" style:list-style-name="L9">
      <style:text-properties fo:font-size="20pt" style:font-size-asian="20pt" style:font-size-complex="20pt"/>
    </style:style>
    <style:style style:name="P26" style:family="paragraph" style:parent-style-name="Standard" style:list-style-name="L10">
      <style:text-properties fo:font-size="20pt" style:font-size-asian="20pt" style:font-size-complex="20pt"/>
    </style:style>
    <style:style style:name="P27" style:family="paragraph" style:parent-style-name="Standard" style:list-style-name="L11">
      <style:text-properties fo:font-size="20pt" style:font-size-asian="20pt" style:font-size-complex="20pt"/>
    </style:style>
    <style:style style:name="P28" style:family="paragraph" style:parent-style-name="Standard" style:list-style-name="L12">
      <style:text-properties fo:font-size="20pt" style:font-size-asian="20pt" style:font-size-complex="20pt"/>
    </style:style>
    <style:style style:name="P29" style:family="paragraph" style:parent-style-name="Standard" style:list-style-name="L15">
      <style:text-properties fo:font-size="20pt" style:font-size-asian="20pt" style:font-size-complex="20pt"/>
    </style:style>
    <style:style style:name="P30" style:family="paragraph" style:parent-style-name="Standard" style:list-style-name="L16">
      <style:text-properties fo:font-size="20pt" style:font-size-asian="20pt" style:font-size-complex="20pt"/>
    </style:style>
    <style:style style:name="P31" style:family="paragraph" style:parent-style-name="Standard">
      <style:text-properties fo:font-size="24pt" style:font-size-asian="24pt" style:font-size-complex="24pt"/>
    </style:style>
    <style:style style:name="P32" style:family="paragraph" style:parent-style-name="Standard" style:list-style-name="L7">
      <style:text-properties fo:font-size="24pt" style:font-size-asian="24pt" style:font-size-complex="24pt"/>
    </style:style>
    <style:style style:name="P33" style:family="paragraph" style:parent-style-name="Standard" style:list-style-name="L10">
      <style:text-properties fo:font-size="24pt" style:font-size-asian="24pt" style:font-size-complex="24pt"/>
    </style:style>
    <style:style style:name="P34" style:family="paragraph" style:parent-style-name="Standard" style:list-style-name="L12">
      <style:text-properties fo:font-size="24pt" style:font-size-asian="24pt" style:font-size-complex="24pt"/>
    </style:style>
    <style:style style:name="P35" style:family="paragraph" style:parent-style-name="Standard" style:list-style-name="L13">
      <style:text-properties fo:font-size="24pt" style:font-size-asian="24pt" style:font-size-complex="24pt"/>
    </style:style>
    <style:style style:name="P36" style:family="paragraph" style:parent-style-name="Standard" style:list-style-name="L14">
      <style:text-properties fo:font-size="24pt" style:font-size-asian="24pt" style:font-size-complex="24pt"/>
    </style:style>
    <style:style style:name="P37" style:family="paragraph" style:parent-style-name="Standard" style:list-style-name="L16">
      <style:text-properties fo:font-size="24pt" style:font-size-asian="24pt" style:font-size-complex="24pt"/>
    </style:style>
    <style:style style:name="P38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39" style:family="paragraph" style:parent-style-name="Standard">
      <style:text-properties fo:color="#993366" fo:font-size="20pt" style:font-size-asian="20pt" style:font-size-complex="20pt"/>
    </style:style>
    <style:style style:name="P40" style:family="paragraph" style:parent-style-name="Standard">
      <style:text-properties style:font-name="Arial" fo:font-size="24pt" style:font-size-asian="24pt" style:font-name-complex="Arial" style:font-size-complex="24pt"/>
    </style:style>
    <style:style style:name="P41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42" style:family="paragraph" style:parent-style-name="Standard">
      <style:text-properties fo:color="#3333ff" fo:font-size="24pt" style:font-size-asian="24pt" style:font-size-complex="24pt"/>
    </style:style>
    <style:style style:name="P43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4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4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4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47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48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49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50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51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2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3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4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5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9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0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1" style:family="text">
      <style:text-properties fo:color="#000000" style:font-name-complex="times new roman" style:font-size-complex="24pt" style:font-style-complex="normal" style:font-weight-complex="normal"/>
    </style:style>
    <style:style style:name="T12" style:family="text">
      <style:text-properties fo:color="#000000" style:font-name="times new roman" fo:font-size="14pt" fo:font-style="normal" fo:font-weight="normal"/>
    </style:style>
    <style:style style:name="T13" style:family="text">
      <style:text-properties fo:color="#000000" style:font-name-asian="times new roman" style:font-size-asian="14pt" style:font-style-asian="normal" style:font-weight-asian="normal"/>
    </style:style>
    <style:style style:name="T14" style:family="text">
      <style:text-properties style:font-name-complex="times new roman" style:font-size-complex="24pt" style:font-style-complex="normal" style:font-weight-complex="normal"/>
    </style:style>
    <style:style style:name="T15" style:family="text">
      <style:text-properties style:font-name-complex="times new roman" style:font-size-complex="14pt" style:font-style-complex="normal" style:font-weight-complex="normal"/>
    </style:style>
    <style:style style:name="T16" style:family="text">
      <style:text-properties style:font-name="times new roman" fo:font-size="12pt" fo:font-style="normal" fo:font-weight="normal"/>
    </style:style>
    <style:style style:name="T17" style:family="text">
      <style:text-properties style:font-name="times new roman" fo:font-size="14pt" fo:font-style="normal" fo:font-weight="normal"/>
    </style:style>
    <style:style style:name="T18" style:family="text">
      <style:text-properties style:font-name-asian="times new roman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10923=================</text:p>
      <text:p text:style-name="P15">myself/ diary / XXXX</text:p>
      <text:list xml:id="list7039044680445086844" text:style-name="L1">
        <text:list-item>
          <text:p text:style-name="P44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2"/>
          </table:table-cell>
          <table:table-cell table:style-name="表1.B1" office:value-type="string">
            <text:p text:style-name="P4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4"/>
      <text:list xml:id="list1629425821365624413" text:style-name="L2">
        <text:list-item>
          <text:p text:style-name="P20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2"/>
          </table:table-cell>
          <table:table-cell table:style-name="表2.B1" office:value-type="string">
            <text:p text:style-name="P4">방 청소[Sprzątanie~pokoju.</text:p>
            <text:p text:style-name="P4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3513075" text:continue-numbering="true" text:style-name="L2">
        <text:list-item>
          <text:p text:style-name="P51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2"/>
          </table:table-cell>
          <table:table-cell table:style-name="表3.B1" office:value-type="string">
            <text:list xml:id="list7414326629060833260" text:style-name="L3">
              <text:list-item>
                <text:p text:style-name="P21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21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3515991" text:continue-list="list33513075" text:style-name="L2">
        <text:list-item>
          <text:p text:style-name="P20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1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16"/>
      <text:p text:style-name="P3">20210209_092018=================</text:p>
      <text:p text:style-name="P15">myself/ diary /20210209_092018</text:p>
      <text:list xml:id="list2909859332553647634" text:style-name="L4">
        <text:list-item>
          <text:p text:style-name="P54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2"/>
          </table:table-cell>
          <table:table-cell table:style-name="表5.B1" office:value-type="string">
            <text:p text:style-name="P5">두 마리. / 크로는 계단 옆에. 미케는 옹벽 위에. 울리고 있다. / 옹벽에게 반환. 크로는 스스로.</text:p>
          </table:table-cell>
        </table:table-row>
      </table:table>
      <text:p text:style-name="P4"/>
      <text:list xml:id="list2917047449390652007" text:style-name="L5">
        <text:list-item>
          <text:p text:style-name="P22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2"/>
          </table:table-cell>
          <table:table-cell table:style-name="表6.B1" office:value-type="string">
            <text:p text:style-name="P4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3514228" text:continue-numbering="true" text:style-name="L5">
        <text:list-item>
          <text:p text:style-name="P52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2"/>
          </table:table-cell>
          <table:table-cell table:style-name="表7.B1" office:value-type="string">
            <text:list xml:id="list8200196388698500251" text:style-name="L6">
              <text:list-item>
                <text:p text:style-name="P23">klarnet : zagrałem. ćwiczenia, nie. zagrałem sekwencję. kilka sekwencji. sekwencje z kilkom nutami.</text:p>
              </text:list-item>
              <text:list-item>
                <text:p text:style-name="P23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23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2"/>
          </table:table-cell>
          <table:table-cell table:style-name="表7.B2" office:value-type="string">
            <text:p text:style-name="P6">i played a few sequences. sequences with a few notes.</text:p>
          </table:table-cell>
        </table:table-row>
      </table:table>
      <text:list xml:id="list33522813" text:continue-list="list33514228" text:style-name="L5">
        <text:list-item>
          <text:p text:style-name="P22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1">1</text:p>
          </table:table-cell>
          <table:table-cell table:style-name="表13.B1" office:value-type="string">
            <text:p text:style-name="P9">أستخدم الملح عندما أغسل شعري.أستخدم م </text:p>
            <text:p text:style-name="P7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1"/>
          </table:table-cell>
          <table:table-cell table:style-name="表13.B2" office:value-type="string">
            <text:p text:style-name="P1"/>
          </table:table-cell>
        </table:table-row>
      </table:table>
      <text:list xml:id="list2641416208093927550" text:style-name="L7">
        <text:list-item>
          <text:p text:style-name="P32"><text:span text:style-name="T6">در مورد تحقیق </text:span><text:span text:style-name="T5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1">1</text:p>
          </table:table-cell>
          <table:table-cell table:style-name="表14.B1" office:value-type="string">
            <text:p text:style-name="P9">من شروع به خواندن یک کتاب کردم</text:p>
            <text:p text:style-name="P7">man[나는 / shuruw'a[처음 / be[in,on / xoondam[read;읽다=itta / yeek[one / ketaab / kjardam[do</text:p>
            <text:p text:style-name="P7">i started reading a book.</text:p>
          </table:table-cell>
        </table:table-row>
        <table:table-row>
          <table:table-cell table:style-name="表14.A2" office:value-type="float" office:value="2">
            <text:p text:style-name="P13">2</text:p>
          </table:table-cell>
          <table:table-cell table:style-name="表14.B2" office:value-type="string">
            <text:p text:style-name="P10">من صبحانه نمی خورم</text:p>
            <text:p text:style-name="P8">man / sopxaane[아침밥 / nemiy[아니 / chuwram[나는-먹는다</text:p>
            <text:p text:style-name="P8">i do not eat breakfast. \\\ Nie jem śniadania \\\ 나는 아침을 먹지 않는다</text:p>
            <text:p text:style-name="P8"/>
          </table:table-cell>
        </table:table-row>
      </table:table>
      <text:list xml:id="list33529162" text:continue-numbering="true" text:style-name="L7">
        <text:list-item>
          <text:p text:style-name="P38"/>
        </text:list-item>
      </text:list>
      <text:p text:style-name="P1">//20210209_102130</text:p>
      <text:p text:style-name="P1"/>
      <text:p text:style-name="P16"><text:soft-page-break/></text:p>
      <text:p text:style-name="P3">XXX=================</text:p>
      <text:p text:style-name="P43">myself/ diary / 20210211_124408</text:p>
      <text:list xml:id="list8826068844886507263" text:style-name="L8">
        <text:list-item>
          <text:p text:style-name="P55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2"/>
          </table:table-cell>
          <table:table-cell table:style-name="表16.B1" office:value-type="string">
            <text:p text:style-name="P4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2"/>
          </table:table-cell>
          <table:table-cell table:style-name="表16.B2" office:value-type="string">
            <text:p text:style-name="P4">옹벽에 돌아가기. 미케는 내가. 크로는 스스로.</text:p>
          </table:table-cell>
        </table:table-row>
      </table:table>
      <text:p text:style-name="P4"/>
      <text:list xml:id="list33533661" text:continue-numbering="true" text:style-name="L8">
        <text:list-item>
          <text:p text:style-name="P24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2"/>
          </table:table-cell>
          <table:table-cell table:style-name="表17.B1" office:value-type="string">
            <text:p text:style-name="P4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3532327" text:continue-numbering="true" text:style-name="L8">
        <text:list-item>
          <text:p text:style-name="P53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2"/>
          </table:table-cell>
          <table:table-cell table:style-name="表18.B1" office:value-type="string">
            <text:list xml:id="list8853458859619206717" text:style-name="L9">
              <text:list-item>
                <text:p text:style-name="P25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4807903150520854063" text:style-name="L10">
        <text:list-item>
          <text:p text:style-name="P26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1"/>
          </table:table-cell>
          <table:table-cell table:style-name="表19.B1" office:value-type="string">
            <text:p text:style-name="P39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9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41">astachdimu'l'kombiytira / Aindamaa / aqra'u'l'kitaba</text:p>
          </table:table-cell>
        </table:table-row>
      </table:table>
      <text:list xml:id="list33529973" text:continue-numbering="true" text:style-name="L10">
        <text:list-item>
          <text:p text:style-name="P33"><text:span text:style-name="T6">در مورد تحقیق </text:span><text:span text:style-name="T5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1"/>
          </table:table-cell>
          <table:table-cell table:style-name="表20.B1" office:value-type="string">
            <text:p text:style-name="P39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9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41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16">@@@</text:p>
      <text:p text:style-name="P3">XXX=================</text:p>
      <text:p text:style-name="P43">myself/ diary / XXXX</text:p>
      <text:list xml:id="list33514873" text:continue-list="list33532327" text:style-name="L8">
        <text:list-item>
          <text:p text:style-name="P55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2"/>
          </table:table-cell>
          <table:table-cell table:style-name="表21.B1" office:value-type="string">
            <text:p text:style-name="P4"/>
          </table:table-cell>
        </table:table-row>
        <table:table-row>
          <table:table-cell table:style-name="表21.A2" office:value-type="string">
            <text:p text:style-name="P12"/>
          </table:table-cell>
          <table:table-cell table:style-name="表21.B2" office:value-type="string">
            <text:p text:style-name="P4"/>
          </table:table-cell>
        </table:table-row>
      </table:table>
      <text:p text:style-name="P4"/>
      <text:list xml:id="list33537362" text:continue-numbering="true" text:style-name="L8">
        <text:list-item>
          <text:p text:style-name="P24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2"/>
          </table:table-cell>
          <table:table-cell table:style-name="表22.B1" office:value-type="string">
            <text:p text:style-name="P4"/>
          </table:table-cell>
        </table:table-row>
        <table:table-row>
          <table:table-cell table:style-name="表22.A2" office:value-type="string">
            <text:p text:style-name="P12"/>
          </table:table-cell>
          <table:table-cell table:style-name="表22.B2" office:value-type="string">
            <text:p text:style-name="P4"/>
          </table:table-cell>
        </table:table-row>
      </table:table>
      <text:list xml:id="list33527696" text:continue-numbering="true" text:style-name="L8">
        <text:list-item>
          <text:p text:style-name="P53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12"/>
          </table:table-cell>
          <table:table-cell table:style-name="表23.B1" office:value-type="string">
            <text:list xml:id="list6857228257679297152" text:style-name="L15">
              <text:list-item>
                <text:p text:style-name="P29"/>
              </text:list-item>
            </text:list>
          </table:table-cell>
        </table:table-row>
        <table:table-row>
          <table:table-cell table:style-name="表23.A2" office:value-type="string">
            <text:p text:style-name="P12"/>
          </table:table-cell>
          <table:table-cell table:style-name="表23.B2" office:value-type="string">
            <text:p text:style-name="P4"/>
          </table:table-cell>
        </table:table-row>
      </table:table>
      <text:list xml:id="list3663046284850975034" text:style-name="L16">
        <text:list-item>
          <text:p text:style-name="P30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11"/>
          </table:table-cell>
          <table:table-cell table:style-name="表24.B1" office:value-type="string">
            <text:p text:style-name="P1"/>
          </table:table-cell>
        </table:table-row>
      </table:table>
      <text:list xml:id="list33529909" text:continue-numbering="true" text:style-name="L16">
        <text:list-item>
          <text:p text:style-name="P37"><text:soft-page-break/><text:span text:style-name="T6">در مورد تحقیق </text:span><text:span text:style-name="T5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11"/>
          </table:table-cell>
          <table:table-cell table:style-name="表25.B1" office:value-type="string">
            <text:p text:style-name="P1"/>
          </table:table-cell>
        </table:table-row>
      </table:table>
      <text:p text:style-name="P1"/>
      <text:p text:style-name="P1">//</text:p>
      <text:p text:style-name="P1"/>
      <text:p text:style-name="P1"/>
      <text:p text:style-name="P5">-------------------- TEMPLATE 20210209_091706</text:p>
      <text:p text:style-name="P3">XXX=================</text:p>
      <text:p text:style-name="P43">myself/ diary / XXXX</text:p>
      <text:list xml:id="list33540649" text:continue-list="list33527696" text:style-name="L8">
        <text:list-item>
          <text:p text:style-name="P55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2"/>
          </table:table-cell>
          <table:table-cell table:style-name="表8.B1" office:value-type="string">
            <text:p text:style-name="P4"/>
          </table:table-cell>
        </table:table-row>
        <table:table-row>
          <table:table-cell table:style-name="表8.A2" office:value-type="string">
            <text:p text:style-name="P12"/>
          </table:table-cell>
          <table:table-cell table:style-name="表8.B2" office:value-type="string">
            <text:p text:style-name="P4"/>
          </table:table-cell>
        </table:table-row>
      </table:table>
      <text:p text:style-name="P4"/>
      <text:list xml:id="list33530582" text:continue-numbering="true" text:style-name="L8">
        <text:list-item>
          <text:p text:style-name="P24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2"/>
          </table:table-cell>
          <table:table-cell table:style-name="表9.B1" office:value-type="string">
            <text:p text:style-name="P4"/>
          </table:table-cell>
        </table:table-row>
        <table:table-row>
          <table:table-cell table:style-name="表9.A2" office:value-type="string">
            <text:p text:style-name="P12"/>
          </table:table-cell>
          <table:table-cell table:style-name="表9.B2" office:value-type="string">
            <text:p text:style-name="P4"/>
          </table:table-cell>
        </table:table-row>
      </table:table>
      <text:list xml:id="list33517223" text:continue-numbering="true" text:style-name="L8">
        <text:list-item>
          <text:p text:style-name="P53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2"/>
          </table:table-cell>
          <table:table-cell table:style-name="表10.B1" office:value-type="string">
            <text:list xml:id="list2669268626939583852" text:style-name="L11">
              <text:list-item>
                <text:p text:style-name="P27"/>
              </text:list-item>
            </text:list>
          </table:table-cell>
        </table:table-row>
        <table:table-row>
          <table:table-cell table:style-name="表10.A2" office:value-type="string">
            <text:p text:style-name="P12"/>
          </table:table-cell>
          <table:table-cell table:style-name="表10.B2" office:value-type="string">
            <text:p text:style-name="P4"/>
          </table:table-cell>
        </table:table-row>
      </table:table>
      <text:list xml:id="list8494113669820585651" text:style-name="L12">
        <text:list-item>
          <text:p text:style-name="P28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1"/>
          </table:table-cell>
          <table:table-cell table:style-name="表11.B1" office:value-type="string">
            <text:p text:style-name="P1"/>
          </table:table-cell>
        </table:table-row>
      </table:table>
      <text:list xml:id="list33537370" text:continue-numbering="true" text:style-name="L12">
        <text:list-item>
          <text:p text:style-name="P34"><text:span text:style-name="T6">در مورد تحقیق </text:span><text:span text:style-name="T5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1"/>
          </table:table-cell>
          <table:table-cell table:style-name="表15.B1" office:value-type="string">
            <text:p text:style-name="P1"/>
          </table:table-cell>
        </table:table-row>
      </table:table>
      <text:p text:style-name="P1"/>
      <text:p text:style-name="P1"><text:soft-page-break/>//</text:p>
      <text:p text:style-name="P1"/>
      <text:p text:style-name="P1"/>
      <text:p text:style-name="P2">===========================</text:p>
      <text:p text:style-name="P14">myself/ diary / XXXX</text:p>
      <text:list xml:id="list33513415" text:continue-list="list7039044680445086844" text:style-name="L1">
        <text:list-item>
          <text:p text:style-name="P45"><text:span text:style-name="T18">먹이주기 </text:span><text:span text:style-name="T17">: </text:span><text:span text:style-name="T18">돈 </text:span><text:span text:style-name="T17">~ / </text:span><text:span text:style-name="T18">류 </text:span><text:span text:style-name="T17">~ / </text:span><text:span text:style-name="T18">두 마리 </text:span><text:span text:style-name="T17">+</text:span></text:p>
        </text:list-item>
        <text:list-item>
          <text:p text:style-name="P46">신변의 세들로한 것에 대해</text:p>
        </text:list-item>
        <text:list-item>
          <text:p text:style-name="P45"><text:span text:style-name="T17">питье'[-yoo:</text:span><text:span text:style-name="T18">마신다 </text:span><text:span text:style-name="T17">алкого'ля</text:span></text:p>
        </text:list-item>
        <text:list-item>
          <text:p text:style-name="P48">muzyka</text:p>
        </text:list-item>
        <text:list-item>
          <text:p text:style-name="P49"><text:span text:style-name="T11">عن الله</text:span><text:span text:style-name="T12">. ### AAn'laa[</text:span><text:span text:style-name="T13">신에</text:span><text:span text:style-name="T12">-</text:span><text:span text:style-name="T13">대해</text:span></text:p>
        </text:list-item>
        <text:list-item>
          <text:p text:style-name="P45"><text:span text:style-name="T14">عن الأشياء الصغيرة من حولي</text:span><text:span text:style-name="T16">. </text:span><text:span text:style-name="T17">### AAn'il'ashiyaaI[</text:span><text:span text:style-name="T18">사물에</text:span><text:span text:style-name="T17">-</text:span><text:span text:style-name="T18">대해 </text:span><text:span text:style-name="T17">/ 's^aghiyyati[</text:span><text:span text:style-name="T18">작은 </text:span><text:span text:style-name="T17">/ min-xawliy[</text:span><text:span text:style-name="T18">내</text:span><text:span text:style-name="T17">-</text:span><text:span text:style-name="T18">주위</text:span></text:p>
        </text:list-item>
        <text:list-item>
          <text:p text:style-name="P49"><text:span text:style-name="T11">در مورد تحقیق </text:span><text:span text:style-name="T12">### daar[about / moored[case / txqiyq[research</text:span></text:p>
        </text:list-item>
        <text:list-item>
          <text:p text:style-name="P47"><text:span text:style-name="T15">धर्म के। </text:span><text:span text:style-name="T17">### dharm[</text:span><text:span text:style-name="T18">종교 </text:span><text:span text:style-name="T17">/ ke[</text:span><text:span text:style-name="T18">의 </text:span><text:span text:style-name="T17">\\\ about religion</text:span></text:p>
        </text:list-item>
        <text:list-item>
          <text:p text:style-name="P50"><text:span text:style-name="T5">about miscellaneous things around me. \\\ </text:span><text:span text:style-name="T1">मेरे</text:span><text:span text:style-name="T5">[mere:my </text:span><text:span text:style-name="T1">चारों</text:span><text:span text:style-name="T5">[chaaron:</text:span><text:a xlink:type="simple" xlink:href="http://xn--wbsyb.jp/" office:target-frame-name="_blank" xlink:show="new" text:style-name="Internet_20_link" text:visited-style-name="Visited_20_Internet_20_Link"><text:span text:style-name="T10">四囲</text:span></text:a><text:a xlink:type="simple" xlink:href="http://xn--wbsyb.jp/" office:target-frame-name="_blank" xlink:show="new" text:style-name="Internet_20_link" text:visited-style-name="Visited_20_Internet_20_Link"><text:span text:style-name="T9">.jp</text:span></text:a><text:span text:style-name="T5"> </text:span><text:span text:style-name="T1">ओर</text:span><text:span text:style-name="T5">[oor:part </text:span><text:span text:style-name="T1">विविध</text:span><text:span text:style-name="T5">[vivid`:</text:span><text:span text:style-name="T3">다양한 </text:span><text:span text:style-name="T1">चीजों</text:span><text:span text:style-name="T5">[cheejon:</text:span><text:span text:style-name="T3">소지품 </text:span><text:span text:style-name="T1">के में</text:span><text:span text:style-name="T5">[mein:of</text:span><text:span text:style-name="T1">।</text:span></text:p>
        </text:list-item>
      </text:list>
      <text:p text:style-name="P1"/>
      <text:p text:style-name="P5">--------------------------------------- closing : 20210209_092028</text:p>
      <text:list xml:id="list8370001287368110979" text:style-name="L13">
        <text:list-item>
          <text:p text:style-name="P35"/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1">1</text:p>
          </table:table-cell>
          <table:table-cell table:style-name="表12.B1" office:value-type="string">
            <text:p text:style-name="P4">C:\WORKS_2\a &amp;&amp; r oj &amp;&amp; g a . &amp;&amp; g c -m "(myself : diary-in-langs) periodical updates" &amp;&amp; e &amp;&amp; p </text:p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"/>
          </table:table-cell>
        </table:table-row>
      </table:table>
      <text:list xml:id="list9052831185359396805" text:style-name="L14">
        <text:list-item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1T13:30:14.34</dc:date>
    <dc:creator>iwabuchi ken</dc:creator>
    <meta:editing-duration>PT3H13M57S</meta:editing-duration>
    <meta:editing-cycles>15</meta:editing-cycles>
    <meta:generator>OpenOffice/4.1.3$Win32 OpenOffice.org_project/413m1$Build-9783</meta:generator>
    <meta:document-statistic meta:table-count="25" meta:image-count="0" meta:object-count="0" meta:page-count="7" meta:paragraph-count="86" meta:word-count="1303" meta:character-count="4347"/>
  </office:meta>
</office:document-meta>
</file>